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fr" fo:country="FR"/>
    </style:style>
    <style:style style:name="P2" style:family="paragraph" style:parent-style-name="Standard">
      <style:text-properties fo:language="de" fo:country="DE"/>
    </style:style>
    <style:style style:name="P3" style:family="paragraph" style:parent-style-name="Standard">
      <style:text-properties officeooo:paragraph-rsid="001fad04"/>
    </style:style>
    <style:style style:name="P4" style:family="paragraph" style:parent-style-name="Standard">
      <style:paragraph-properties fo:margin-top="0in" fo:margin-bottom="0.111in" style:contextual-spacing="false" fo:line-height="108%"/>
    </style:style>
    <style:style style:name="P5" style:family="paragraph" style:parent-style-name="Normal_20_with_20_left_20_border">
      <style:text-properties fo:language="de" fo:country="CH"/>
    </style:style>
    <style:style style:name="P6" style:family="paragraph" style:parent-style-name="Normal_20_with_20_left_20_border">
      <style:text-properties fo:language="en" fo:country="US"/>
    </style:style>
    <style:style style:name="P7" style:family="paragraph" style:parent-style-name="Skills_20_used">
      <style:text-properties fo:language="fr" fo:country="FR"/>
    </style:style>
    <style:style style:name="P8" style:family="paragraph" style:parent-style-name="Skills_20_used">
      <style:text-properties fo:language="de" fo:country="CH"/>
    </style:style>
    <style:style style:name="P9" style:family="paragraph" style:parent-style-name="Name" style:master-page-name="First_20_Page">
      <style:paragraph-properties style:page-number="auto"/>
      <style:text-properties fo:language="de" fo:country="DE" officeooo:rsid="001c2fff"/>
    </style:style>
    <style:style style:name="P10" style:family="paragraph" style:parent-style-name="Contact">
      <style:text-properties fo:language="de" fo:country="DE" officeooo:rsid="001c2fff"/>
    </style:style>
    <style:style style:name="P11" style:family="paragraph" style:parent-style-name="Heading_20_1">
      <style:text-properties fo:language="en" fo:country="US"/>
    </style:style>
    <style:style style:name="P12" style:family="paragraph" style:parent-style-name="Heading_20_1">
      <style:text-properties fo:language="de" fo:country="CH"/>
    </style:style>
    <style:style style:name="P13" style:family="paragraph" style:parent-style-name="Heading_20_1">
      <style:text-properties fo:language="de" fo:country="DE"/>
    </style:style>
    <style:style style:name="P14" style:family="paragraph" style:parent-style-name="Normal_20_with_20_left_20_border">
      <style:text-properties officeooo:paragraph-rsid="002237f4"/>
    </style:style>
    <style:style style:name="P15" style:family="paragraph" style:parent-style-name="Normal_20_with_20_left_20_border">
      <style:text-properties fo:language="en" fo:country="US" officeooo:paragraph-rsid="002237f4"/>
    </style:style>
    <style:style style:name="P16" style:family="paragraph" style:parent-style-name="Normal_20_with_20_left_20_border">
      <style:text-properties officeooo:paragraph-rsid="0025714f"/>
    </style:style>
    <style:style style:name="P17" style:family="paragraph" style:parent-style-name="Normal_20_with_20_left_20_border">
      <style:text-properties officeooo:paragraph-rsid="002704b8"/>
    </style:style>
    <style:style style:name="P18" style:family="paragraph" style:parent-style-name="Normal_20_with_20_left_20_border">
      <style:text-properties officeooo:paragraph-rsid="0028e3d5"/>
    </style:style>
    <style:style style:name="P19" style:family="paragraph" style:parent-style-name="Normal_20_with_20_left_20_border">
      <style:text-properties fo:language="de" fo:country="DE"/>
    </style:style>
    <style:style style:name="P20" style:family="paragraph" style:parent-style-name="Skills_20_used">
      <style:text-properties fo:language="fr" fo:country="FR" officeooo:paragraph-rsid="002237f4"/>
    </style:style>
    <style:style style:name="T1" style:family="text">
      <style:text-properties fo:language="de" fo:country="DE"/>
    </style:style>
    <style:style style:name="T2" style:family="text">
      <style:text-properties fo:language="de" fo:country="DE" officeooo:rsid="002237f4"/>
    </style:style>
    <style:style style:name="T3" style:family="text">
      <style:text-properties fo:language="en" fo:country="US"/>
    </style:style>
    <style:style style:name="T4" style:family="text">
      <style:text-properties fo:language="fr" fo:country="FR"/>
    </style:style>
    <style:style style:name="T5" style:family="text">
      <style:text-properties fo:language="fr" fo:country="FR" officeooo:rsid="0024592e"/>
    </style:style>
    <style:style style:name="T6" style:family="text">
      <style:text-properties fo:language="de" fo:country="CH"/>
    </style:style>
    <style:style style:name="T7" style:family="text">
      <style:text-properties fo:language="de" fo:country="CH" officeooo:rsid="001fad04"/>
    </style:style>
    <style:style style:name="T8" style:family="text">
      <style:text-properties fo:language="de" fo:country="CH" officeooo:rsid="0025714f"/>
    </style:style>
    <style:style style:name="T9" style:family="text">
      <style:text-properties fo:color="#7f7f7f" loext:opacity="100%" style:font-name="Verdana" fo:language="fr" fo:country="FR" fo:font-weight="normal" officeooo:rsid="001e2d17" style:font-weight-asian="normal" style:font-weight-complex="normal"/>
    </style:style>
    <style:style style:name="T10" style:family="text">
      <style:text-properties officeooo:rsid="002237f4"/>
    </style:style>
    <style:style style:name="T11" style:family="text">
      <style:text-properties fo:font-variant="normal" fo:text-transform="none" style:use-window-font-color="true" loext:opacity="0%" style:font-name="Verdana" fo:letter-spacing="0.0138in" fo:language="de" fo:country="DE" fo:font-weight="bold" officeooo:rsid="002237f4" style:font-weight-asian="bold"/>
    </style:style>
    <style:style style:name="T12" style:family="text">
      <style:text-properties fo:font-variant="normal" fo:text-transform="none" style:use-window-font-color="true" loext:opacity="0%" style:font-name="Verdana" fo:letter-spacing="0.0138in" fo:language="de" fo:country="DE" fo:font-weight="bold" officeooo:rsid="0025714f" style:font-weight-asian="bold"/>
    </style:style>
    <style:style style:name="T13" style:family="text">
      <style:text-properties fo:font-variant="normal" fo:text-transform="none" style:use-window-font-color="true" loext:opacity="0%" style:font-name="Verdana" fo:letter-spacing="0.0138in" fo:language="de" fo:country="DE" fo:font-weight="bold" officeooo:rsid="002704b8" style:font-weight-asian="bold"/>
    </style:style>
    <style:style style:name="T14" style:family="text">
      <style:text-properties fo:font-variant="normal" fo:text-transform="none" style:use-window-font-color="true" loext:opacity="0%" style:font-name="Verdana" fo:letter-spacing="0.0138in" fo:language="de" fo:country="DE" fo:font-weight="normal" officeooo:rsid="002704b8" style:font-weight-asian="normal" style:font-weight-complex="normal"/>
    </style:style>
    <style:style style:name="T15" style:family="text">
      <style:text-properties fo:font-variant="normal" fo:text-transform="none" style:use-window-font-color="true" loext:opacity="0%" style:font-name="Verdana" fo:letter-spacing="0.0138in" fo:language="de" fo:country="CH" fo:font-weight="bold" officeooo:rsid="0025714f" style:font-weight-asian="bold"/>
    </style:style>
    <style:style style:name="T16" style:family="text">
      <style:text-properties officeooo:rsid="0025714f"/>
    </style:style>
    <style:style style:name="T17" style:family="text">
      <style:text-properties style:use-window-font-color="true" loext:opacity="0%" style:font-name="Verdana" fo:language="de" fo:country="CH" officeooo:rsid="0025714f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[NAME]</text:p>
      <text:p text:style-name="P10">[STREET]</text:p>
      <text:p text:style-name="P10">[PLZ_WITH_LOCATION]</text:p>
      <text:p text:style-name="P10">[PHONE]</text:p>
      <text:p text:style-name="P10">[EMAIL]</text:p>
      <text:list xml:id="list3119019125" text:style-name="Outline">
        <text:list-item>
          <text:h text:style-name="P11" text:outline-level="1">ZUSAMMENFASSUNG</text:h>
        </text:list-item>
      </text:list>
      <text:p text:style-name="Standard"/>
      <text:p text:style-name="Normal_20_with_20_left_20_border"><text:span text:style-name="Bold_20_Expanded"><text:span text:style-name="T9">[SHORT_DESCRIPTION]</text:span></text:span></text:p>
      <text:p text:style-name="P1"/>
      <text:list xml:id="list101460703743370" text:continue-numbering="true" text:style-name="Outline">
        <text:list-item>
          <text:h text:style-name="P12" text:outline-level="1">BERUFLICHER WERDEGANG</text:h>
        </text:list-item>
      </text:list>
      <text:p text:style-name="P3"><text:span text:style-name="Bold_20_Expanded"><text:span text:style-name="T7"/></text:span></text:p>
      <text:section text:style-name="Sect1" text:name="experience-section">
        <text:p text:style-name="P14"><text:span text:style-name="Bold_20_Expanded"><text:span text:style-name="T11">[CV_UNIT_NAME]</text:span></text:span><text:span text:style-name="Bold_20_Expanded"><text:span text:style-name="T1"> </text:span></text:span><text:span text:style-name="T1">- </text:span><text:span text:style-name="T2">[CV_UNIT_LOCATION]</text:span><text:span text:style-name="T1">, </text:span><text:span text:style-name="T2">[CV_UNIT_START_DATE_YEAR] </text:span><text:span text:style-name="T1">/ </text:span><text:span text:style-name="T2">[CV_UNIT_END_DATE_YEAR]</text:span></text:p>
        <text:p text:style-name="P20"><text:span text:style-name="T10">[CV_UNIT_COMPANY]</text:span></text:p>
        <text:p text:style-name="P14"><text:span text:style-name="T5">[CV_UNIT_CONTENT]</text:span></text:p>
        <text:p text:style-name="P15"><text:span text:style-name="T1"/></text:p>
      </text:section>
      <text:p text:style-name="Standard"/>
      <text:list xml:id="list101460432594279" text:continue-numbering="true" text:style-name="Outline">
        <text:list-item>
          <text:h text:style-name="P12" text:outline-level="1">AUSBILDUNG</text:h>
        </text:list-item>
      </text:list>
      <text:p text:style-name="Standard"><text:span text:style-name="T1"/></text:p>
      <text:section text:style-name="Sect1" text:name="education-section">
        <text:p text:style-name="P16"><text:span text:style-name="Bold_20_Expanded"><text:span text:style-name="T15">[CV_UNIT_NAME]</text:span></text:span><text:span text:style-name="Bold_20_Expanded"><text:span text:style-name="T6"> </text:span></text:span><text:span text:style-name="T8">[CV_UNIT_COMPANY]</text:span><text:span text:style-name="T6">, </text:span><text:span text:style-name="T2">[CV_UNIT_START_DATE_YEAR] </text:span><text:span text:style-name="T1">/ </text:span><text:span text:style-name="T2">[CV_UNIT_END_DATE_YEAR]</text:span></text:p>
      </text:section>
      <text:p text:style-name="P2"/>
      <text:list xml:id="list101459781084813" text:continue-numbering="true" text:style-name="Outline">
        <text:list-item>
          <text:h text:style-name="P13" text:outline-level="1">FÄHIGKEITEN</text:h>
        </text:list-item>
      </text:list>
      <text:p text:style-name="P2"/>
      <text:section text:style-name="Sect1" text:name="skills-section">
        <text:p text:style-name="P17"><text:span text:style-name="Bold_20_Expanded"><text:span text:style-name="T15">[CV_UNIT_NAME]: </text:span></text:span><text:span text:style-name="Bold_20_Expanded"><text:span text:style-name="T14">[CV_UNIT_CONTENT]</text:span></text:span></text:p>
      </text:section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SimSun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in" fo:margin-bottom="0.111in" style:contextual-spacing="false" fo:line-height="108%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font-name-asian="SimSun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.0835in" fo:margin-bottom="0in" style:contextual-spacing="false" fo:line-height="100%" fo:orphans="2" fo:widows="2" style:writing-mode="lr-tb"/>
      <style:text-properties style:use-window-font-color="true" loext:opacity="0%" style:font-name="Verdana" fo:font-family="Verdana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0417in" fo:margin-bottom="0in" style:contextual-spacing="false"/>
      <style:text-properties fo:color="#6f4f32" loext:opacity="100%" fo:font-size="20pt" fo:letter-spacing="0.0138in" fo:language="es" fo:country="ES" fo:font-weight="bold" style:font-size-asian="20pt" style:font-weight-asian="bold" style:font-size-complex="20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text-properties fo:color="#404040" loext:opacity="100%" fo:letter-spacing="0.0138in" fo:font-weight="bold" style:font-weight-asian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in" fo:margin-bottom="0.0417in" style:contextual-spacing="false"/>
      <style:text-properties fo:color="#404040" loext:opacity="100%" fo:font-style="italic" style:font-style-asian="italic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028in" fo:margin-bottom="0in" style:contextual-spacing="false" fo:keep-together="always" fo:keep-with-next="always"/>
      <style:text-properties fo:color="#6e9400" loext:opacity="100%" style:font-name="Calibri Light" fo:font-family="'Calibri Light'" style:font-family-generic="roman" style:font-pitch="variable" fo:font-style="italic" style:font-style-asian="italic" style:font-style-complex="italic"/>
    </style:style>
    <style:style style:name="Name" style:family="paragraph" style:default-outline-level="" style:list-style-name="">
      <style:text-properties fo:text-transform="uppercase" fo:letter-spacing="0.028in" fo:font-weight="bold" style:font-weight-asian="bold"/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 style:default-outline-level="" style:list-style-name="">
      <style:paragraph-properties fo:margin-top="0in" fo:margin-bottom="0in" style:contextual-spacing="false" fo:line-height="100%" fo:orphans="2" fo:widows="2" style:writing-mode="lr-tb"/>
      <style:text-properties style:use-window-font-color="true" loext:opacity="0%" style:font-name="Verdana" fo:font-family="Verdana" style:font-family-generic="roman" style:font-pitch="variable"/>
    </style:style>
    <style:style style:name="Normal_20_with_20_left_20_border" style:display-name="Normal with left border" style:family="paragraph" style:parent-style-name="Standard" style:default-outline-level="" style:list-style-name="">
      <style:paragraph-properties fo:margin-left="0.5in" fo:margin-right="0in" fo:margin-top="0in" fo:margin-bottom="0in" style:contextual-spacing="false" fo:line-height="115%" fo:text-indent="0in" style:auto-text-indent="false" fo:padding-left="0.1945in" fo:padding-right="0in" fo:padding-top="0in" fo:padding-bottom="0in" fo:border-left="4.99pt solid #94c600" fo:border-right="none" fo:border-top="none" fo:border-bottom="none"/>
      <style:text-properties fo:language="es" fo:country="ES"/>
    </style:style>
    <style:style style:name="Contact" style:family="paragraph" style:parent-style-name="No_20_Spacing" style:default-outline-level="" style:list-style-name="">
      <style:paragraph-properties fo:text-align="end" style:justify-single-word="false"/>
      <style:text-properties fo:color="#7f7f7f" loext:opacity="100%"/>
    </style:style>
    <style:style style:name="Skills_20_used" style:display-name="Skills used" style:family="paragraph" style:parent-style-name="Normal_20_with_20_left_20_border" style:default-outline-level="" style:list-style-name="">
      <style:text-properties fo:color="#7f7f7f" loext:opacity="100%" fo:language="en" fo:country="U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fo:margin-top="0in" fo:margin-bottom="0in" style:contextual-spacing="false" text:number-lines="false" text:line-number="0"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in" fo:margin-bottom="0in" style:contextual-spacing="false" text:number-lines="false" text:line-number="0"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e682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Überschrift_20_1_20_Zchn" style:display-name="Überschrift 1 Zchn" style:family="text" style:parent-style-name="Default_20_Paragraph_20_Font">
      <style:text-properties fo:color="#6f4f32" loext:opacity="100%" style:font-name="Verdana" fo:font-family="Verdana" style:font-family-generic="roman" style:font-pitch="variable" fo:font-size="20pt" fo:letter-spacing="0.0138in" fo:language="es" fo:country="ES" fo:font-weight="bold" style:font-size-asian="20pt" style:font-weight-asian="bold" style:font-size-complex="20pt"/>
    </style:style>
    <style:style style:name="Überschrift_20_2_20_Zchn" style:display-name="Überschrift 2 Zchn" style:family="text" style:parent-style-name="Default_20_Paragraph_20_Font">
      <style:text-properties fo:color="#404040" loext:opacity="100%" style:font-name="Verdana" fo:font-family="Verdana" style:font-family-generic="roman" style:font-pitch="variable" fo:letter-spacing="0.0138in" fo:font-weight="bold" style:font-weight-asian="bold"/>
    </style:style>
    <style:style style:name="Überschrift_20_3_20_Zchn" style:display-name="Überschrift 3 Zchn" style:family="text" style:parent-style-name="Default_20_Paragraph_20_Font">
      <style:text-properties fo:color="#404040" loext:opacity="100%" style:font-name="Verdana" fo:font-family="Verdana" style:font-family-generic="roman" style:font-pitch="variable" fo:font-style="italic" style:font-style-asian="italic"/>
    </style:style>
    <style:style style:name="Überschrift_20_4_20_Zchn" style:display-name="Überschrift 4 Zchn" style:family="text" style:parent-style-name="Default_20_Paragraph_20_Font">
      <style:text-properties fo:color="#6e9400" loext:opacity="100%" style:font-name="Calibri Light" fo:font-family="'Calibri Light'" style:font-family-generic="roman" style:font-pitch="variable" fo:font-style="italic" style:font-style-asian="italic" style:font-style-complex="italic"/>
    </style:style>
    <style:style style:name="Sprechblasentext_20_Zchn" style:display-name="Sprechblasentext Zchn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old_20_Expanded" style:display-name="Bold Expanded" style:family="text" style:parent-style-name="Default_20_Paragraph_20_Font">
      <style:text-properties fo:font-variant="normal" fo:text-transform="none" fo:letter-spacing="0.0138in" fo:language="en" fo:country="US" fo:font-weight="bold" style:font-weight-asian="bold"/>
    </style:style>
    <style:style style:name="Kopfzeile_20_Zchn" style:display-name="Kopfzeile Zchn" style:family="text" style:parent-style-name="Default_20_Paragraph_20_Font">
      <style:text-properties style:font-name="Verdana" fo:font-family="Verdana" style:font-family-generic="roman" style:font-pitch="variable"/>
    </style:style>
    <style:style style:name="Fußzeile_20_Zchn" style:display-name="Fußzeile Zchn" style:family="text" style:parent-style-name="Default_20_Paragraph_20_Font">
      <style:text-properties style:font-name="Verdana" fo:font-family="Verdana" style:font-family-generic="roman" style:font-pitch="variable"/>
    </style:style>
    <style:style style:name="hps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4in" fo:margin-bottom="0.4in" fo:margin-left="0.4in" fo:margin-right="0.4in" style:writing-mode="lr-tb" style:layout-grid-color="#c0c0c0" style:layout-grid-lines="43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ebenslaufgestalten.de</meta:initial-creator>
    <meta:editing-cycles>17</meta:editing-cycles>
    <meta:print-date>2019-06-18T11:52:28.44</meta:print-date>
    <meta:creation-date>2019-05-18T18:06:00</meta:creation-date>
    <dc:date>2021-07-31T10:14:58.757187647</dc:date>
    <meta:editing-duration>PT20M17S</meta:editing-duration>
    <meta:generator>LibreOffice/7.1.4.2$Linux_X86_64 LibreOffice_project/10$Build-2</meta:generator>
    <meta:document-statistic meta:table-count="0" meta:image-count="0" meta:object-count="0" meta:page-count="1" meta:paragraph-count="15" meta:word-count="26" meta:character-count="363" meta:non-whitespace-character-count="35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